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ucidatypewriter" svg:font-family="lucidatypewriter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paragraph-properties fo:text-align="center"/>
    </style:style>
    <style:style style:name="P3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Standard" style:family="paragraph">
      <style:text-properties fo:font-size="13pt" style:font-size-asian="13pt" style:font-size-complex="13pt"/>
    </style:style>
    <style:style style:name="P9" style:parent-style-name="Standard" style:family="paragraph">
      <style:text-properties fo:font-size="13pt" style:font-size-asian="13pt" style:font-size-complex="13pt"/>
    </style:style>
    <style:style style:name="P10" style:parent-style-name="Standard" style:family="paragraph">
      <style:text-properties fo:font-size="13pt" style:font-size-asian="13pt" style:font-size-complex="13pt"/>
    </style:style>
    <style:style style:name="P11" style:parent-style-name="Standard" style:family="paragraph">
      <style:text-properties fo:font-size="13pt" style:font-size-asian="13pt" style:font-size-complex="13pt"/>
    </style:style>
    <style:style style:name="P12" style:parent-style-name="Standard" style:family="paragraph">
      <style:text-properties fo:font-size="13pt" style:font-size-asian="13pt" style:font-size-complex="13pt"/>
    </style:style>
    <style:style style:name="P13" style:parent-style-name="Standard" style:family="paragraph">
      <style:text-properties fo:font-size="13pt" style:font-size-asian="13pt" style:font-size-complex="13pt"/>
    </style:style>
    <style:style style:name="P14" style:parent-style-name="Standard" style:family="paragraph">
      <style:text-properties fo:font-size="13pt" style:font-size-asian="13pt" style:font-size-complex="13pt"/>
    </style:style>
    <style:style style:name="P15" style:parent-style-name="Standard" style:family="paragraph">
      <style:text-properties fo:font-size="13pt" style:font-size-asian="13pt" style:font-size-complex="13pt"/>
    </style:style>
    <style:style style:name="P16" style:parent-style-name="Standard" style:family="paragraph">
      <style:text-properties fo:font-size="13pt" style:font-size-asian="13pt" style:font-size-complex="13pt"/>
    </style:style>
    <style:style style:name="T17" style:parent-style-name="Policepardéfaut" style:family="text">
      <style:text-properties fo:font-size="13pt" style:font-size-asian="13pt" style:font-size-complex="13pt"/>
    </style:style>
    <style:style style:name="T18" style:parent-style-name="Policepardéfaut" style:family="text">
      <style:text-properties style:text-position="sub 65.3%" fo:font-size="13pt" style:font-size-asian="13pt" style:font-size-complex="13pt"/>
    </style:style>
    <style:style style:name="T19" style:parent-style-name="Policepardéfaut" style:family="text">
      <style:text-properties fo:font-size="13pt" style:font-size-asian="13pt" style:font-size-complex="13pt"/>
    </style:style>
    <style:style style:name="T20" style:parent-style-name="Policepardéfaut" style:family="text">
      <style:text-properties fo:font-size="13pt" style:font-size-asian="13pt" style:font-size-complex="13pt"/>
    </style:style>
    <style:style style:name="T21" style:parent-style-name="Policepardéfaut" style:family="text">
      <style:text-properties fo:font-size="13pt" style:font-size-asian="13pt" style:font-size-complex="13pt"/>
    </style:style>
    <style:style style:name="T22" style:parent-style-name="Policepardéfaut" style:family="text">
      <style:text-properties fo:font-size="13pt" style:font-size-asian="13pt" style:font-size-complex="13pt"/>
    </style:style>
    <style:style style:name="P23" style:parent-style-name="Standard" style:family="paragraph">
      <style:text-properties fo:font-size="13pt" style:font-size-asian="13pt" style:font-size-complex="13pt"/>
    </style:style>
    <style:style style:name="T24" style:parent-style-name="Policepardéfaut" style:family="text">
      <style:text-properties fo:font-size="13pt" style:font-size-asian="13pt" style:font-size-complex="13pt"/>
    </style:style>
    <style:style style:name="T25" style:parent-style-name="Policepardéfaut" style:family="text">
      <style:text-properties style:text-position="sub 65.3%" fo:font-size="13pt" style:font-size-asian="13pt" style:font-size-complex="13pt"/>
    </style:style>
    <style:style style:name="T26" style:parent-style-name="Policepardéfaut" style:family="text">
      <style:text-properties fo:font-size="13pt" style:font-size-asian="13pt" style:font-size-complex="13pt"/>
    </style:style>
    <style:style style:name="T27" style:parent-style-name="Policepardéfaut" style:family="text">
      <style:text-properties style:text-position="sub 65.3%" fo:font-size="13pt" style:font-size-asian="13pt" style:font-size-complex="13pt"/>
    </style:style>
    <style:style style:name="T28" style:parent-style-name="Policepardéfaut" style:family="text">
      <style:text-properties fo:font-size="13pt" style:font-size-asian="13pt" style:font-size-complex="13pt"/>
    </style:style>
    <style:style style:name="T29" style:parent-style-name="Policepardéfaut" style:family="text">
      <style:text-properties style:text-position="sub 65.3%" fo:font-size="13pt" style:font-size-asian="13pt" style:font-size-complex="13pt"/>
    </style:style>
    <style:style style:name="T30" style:parent-style-name="Policepardéfaut" style:family="text">
      <style:text-properties fo:font-size="13pt" style:font-size-asian="13pt" style:font-size-complex="13pt"/>
    </style:style>
    <style:style style:name="T31" style:parent-style-name="Policepardéfaut" style:family="text">
      <style:text-properties style:text-position="sub 65.3%" fo:font-size="13pt" style:font-size-asian="13pt" style:font-size-complex="13pt"/>
    </style:style>
    <style:style style:name="T32" style:parent-style-name="Policepardéfaut" style:family="text">
      <style:text-properties fo:font-size="13pt" style:font-size-asian="13pt" style:font-size-complex="13pt"/>
    </style:style>
    <style:style style:name="T33" style:parent-style-name="Policepardéfaut" style:family="text">
      <style:text-properties style:text-position="sub 65.3%" fo:font-size="13pt" style:font-size-asian="13pt" style:font-size-complex="13pt"/>
    </style:style>
    <style:style style:name="P34" style:parent-style-name="Standard" style:family="paragraph">
      <style:text-properties fo:font-size="14pt" style:font-size-asian="14pt" style:font-size-complex="14pt"/>
    </style:style>
    <style:style style:name="P35" style:parent-style-name="Standard" style:family="paragraph">
      <style:text-properties fo:font-size="14pt" style:font-size-asian="14pt" style:font-size-complex="14pt"/>
    </style:style>
    <style:style style:name="P36" style:parent-style-name="Standard" style:family="paragraph">
      <style:text-properties fo:font-size="14pt" style:font-size-asian="14pt" style:font-size-complex="14pt"/>
    </style:style>
    <style:style style:name="P37" style:parent-style-name="Standard" style:family="paragraph">
      <style:text-properties fo:font-size="14pt" style:font-size-asian="14pt" style:font-size-complex="14pt"/>
    </style:style>
    <style:style style:name="P38" style:parent-style-name="Standard" style:family="paragraph">
      <style:text-properties fo:font-size="14pt" style:font-size-asian="14pt" style:font-size-complex="14pt"/>
    </style:style>
    <style:style style:name="P39" style:parent-style-name="Standard" style:family="paragraph">
      <style:text-properties fo:font-size="14pt" style:font-size-asian="14pt" style:font-size-complex="14pt"/>
    </style:style>
    <style:style style:name="P40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1" style:parent-style-name="Standard" style:family="paragraph">
      <style:text-properties fo:font-size="13pt" style:font-size-asian="13pt" style:font-size-complex="13pt"/>
    </style:style>
    <style:style style:name="P42" style:parent-style-name="Standard" style:family="paragraph">
      <style:text-properties fo:font-size="13pt" style:font-size-asian="13pt" style:font-size-complex="13pt"/>
    </style:style>
    <style:style style:name="T43" style:parent-style-name="Policepardéfaut" style:family="text">
      <style:text-properties fo:font-size="13pt" style:font-size-asian="13pt" style:font-size-complex="13pt"/>
    </style:style>
    <style:style style:name="T44" style:parent-style-name="Policepardéfaut" style:family="text">
      <style:text-properties style:text-position="sub 65.3%" fo:font-size="13pt" style:font-size-asian="13pt" style:font-size-complex="13pt"/>
    </style:style>
    <style:style style:name="T45" style:parent-style-name="Policepardéfaut" style:family="text">
      <style:text-properties fo:font-size="13pt" style:font-size-asian="13pt" style:font-size-complex="13pt"/>
    </style:style>
    <style:style style:name="T46" style:parent-style-name="Policepardéfaut" style:family="text">
      <style:text-properties fo:font-size="13pt" style:font-size-asian="13pt" style:font-size-complex="13pt"/>
    </style:style>
    <style:style style:name="T47" style:parent-style-name="Policepardéfaut" style:family="text">
      <style:text-properties style:text-position="super 65.3%" fo:font-size="13pt" style:font-size-asian="13pt" style:font-size-complex="13pt"/>
    </style:style>
    <style:style style:name="T48" style:parent-style-name="Policepardéfaut" style:family="text">
      <style:text-properties fo:font-size="13pt" style:font-size-asian="13pt" style:font-size-complex="13pt"/>
    </style:style>
    <style:style style:name="T49" style:parent-style-name="Policepardéfaut" style:family="text">
      <style:text-properties fo:font-size="13pt" style:font-size-asian="13pt" style:font-size-complex="13pt"/>
    </style:style>
    <style:style style:name="T50" style:parent-style-name="Policepardéfaut" style:family="text">
      <style:text-properties fo:font-size="13pt" style:font-size-asian="13pt" style:font-size-complex="13pt"/>
    </style:style>
    <style:style style:name="T51" style:parent-style-name="Policepardéfaut" style:family="text">
      <style:text-properties style:text-position="sub 65.3%" fo:font-size="13pt" style:font-size-asian="13pt" style:font-size-complex="13pt"/>
    </style:style>
    <style:style style:name="T52" style:parent-style-name="Policepardéfaut" style:family="text">
      <style:text-properties fo:font-size="13pt" style:font-size-asian="13pt" style:font-size-complex="13pt"/>
    </style:style>
    <style:style style:name="P53" style:parent-style-name="Standard" style:family="paragraph">
      <style:text-properties fo:font-size="13pt" style:font-size-asian="13pt" style:font-size-complex="13pt"/>
    </style:style>
    <style:style style:name="T54" style:parent-style-name="Policepardéfau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55" style:parent-style-name="Policepardéfaut" style:family="text">
      <style:text-properties style:font-name="lucidatypewriter" fo:color="#0000FF" fo:font-size="10pt" style:font-size-asian="10pt"/>
    </style:style>
    <style:style style:name="T56" style:parent-style-name="Policepardéfaut" style:family="text">
      <style:text-properties style:font-name="lucidatypewriter" fo:color="#000000" fo:font-size="10pt" style:font-size-asian="10pt"/>
    </style:style>
    <style:style style:name="T57" style:parent-style-name="Policepardéfaut" style:family="text">
      <style:text-properties style:font-name="lucidatypewriter" fo:color="#000000" fo:font-size="10pt" style:font-size-asian="10pt"/>
    </style:style>
    <style:style style:name="T58" style:parent-style-name="Policepardéfaut" style:family="text">
      <style:text-properties style:font-name="lucidatypewriter" fo:color="#000000" fo:font-size="10pt" style:font-size-asian="10pt"/>
    </style:style>
    <style:style style:name="T59" style:parent-style-name="Policepardéfaut" style:family="text">
      <style:text-properties style:font-name="lucidatypewriter" fo:color="#000000" fo:font-size="10pt" style:font-size-asian="10pt"/>
    </style:style>
    <style:style style:name="T60" style:parent-style-name="Policepardéfaut" style:family="text">
      <style:text-properties style:font-name="lucidatypewriter" fo:color="#000000" fo:font-size="10pt" style:font-size-asian="10pt"/>
    </style:style>
    <style:style style:name="T61" style:parent-style-name="Policepardéfaut" style:family="text">
      <style:text-properties style:font-name="lucidatypewriter" fo:color="#000000" fo:font-size="10pt" style:font-size-asian="10pt"/>
    </style:style>
    <style:style style:name="T62" style:parent-style-name="Policepardéfaut" style:family="text">
      <style:text-properties style:font-name="lucidatypewriter" fo:color="#000000" fo:font-size="10pt" style:font-size-asian="10pt" style:font-size-complex="10pt"/>
    </style:style>
    <style:style style:name="T63" style:parent-style-name="Policepardéfaut" style:family="text">
      <style:text-properties fo:font-size="10pt" style:font-size-asian="10pt" style:font-size-complex="10pt"/>
    </style:style>
    <style:style style:name="P64" style:parent-style-name="Standard" style:family="paragraph">
      <style:text-properties fo:font-size="10pt" style:font-size-asian="10pt" style:font-size-complex="10pt" fo:language="en" fo:country="US"/>
    </style:style>
    <style:style style:name="T65" style:parent-style-name="Policepardéfaut" style:family="text">
      <style:text-properties style:font-name="lucidatypewriter" fo:color="#000000" fo:font-size="10pt" style:font-size-asian="10pt" style:font-size-complex="10pt" fo:language="en" fo:country="US"/>
    </style:style>
    <style:style style:name="T66" style:parent-style-name="Policepardéfaut" style:family="text">
      <style:text-properties style:font-name="lucidatypewriter" fo:color="#000000" fo:font-size="10pt" style:font-size-asian="10pt" style:font-size-complex="10pt"/>
    </style:style>
    <style:style style:name="T67" style:parent-style-name="Policepardéfaut" style:family="text">
      <style:text-properties style:font-name="lucidatypewriter" fo:color="#000000" fo:font-size="10pt" style:font-size-asian="10pt"/>
    </style:style>
    <style:style style:name="T68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69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0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1" style:parent-style-name="Policepardéfaut" style:family="text">
      <style:text-properties style:font-name="lucidatypewriter" fo:color="#A020F0" fo:font-size="10pt" style:font-size-asian="10pt" fo:language="en" fo:country="US"/>
    </style:style>
    <style:style style:name="T72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3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4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5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6" style:parent-style-name="Policepardéfaut" style:family="text">
      <style:text-properties style:font-name="lucidatypewriter" fo:color="#A020F0" fo:font-size="10pt" style:font-size-asian="10pt" fo:language="en" fo:country="US"/>
    </style:style>
    <style:style style:name="T77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8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79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80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81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82" style:parent-style-name="Policepardéfaut" style:family="text">
      <style:text-properties style:font-name="lucidatypewriter" fo:color="#A020F0" fo:font-size="10pt" style:font-size-asian="10pt" fo:language="en" fo:country="US"/>
    </style:style>
    <style:style style:name="T83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84" style:parent-style-name="Policepardéfaut" style:family="text">
      <style:text-properties style:font-name="lucidatypewriter" fo:color="#A020F0" fo:font-size="10pt" style:font-size-asian="10pt" fo:language="en" fo:country="US"/>
    </style:style>
    <style:style style:name="T85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T86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P87" style:parent-style-name="Standard" style:family="paragraph">
      <style:text-properties style:font-name="lucidatypewriter" fo:color="#000000" fo:font-size="10pt" style:font-size-asian="10pt" fo:language="en" fo:country="US"/>
    </style:style>
    <style:style style:name="T88" style:parent-style-name="Policepardéfaut" style:family="text">
      <style:text-properties style:font-name="lucidatypewriter" fo:color="#000000" fo:font-size="10pt" style:font-size-asian="10pt"/>
    </style:style>
    <style:style style:name="T89" style:parent-style-name="Policepardéfaut" style:family="text">
      <style:text-properties style:font-name="lucidatypewriter" fo:color="#000000" fo:font-size="10pt" style:font-size-asian="10pt"/>
    </style:style>
    <style:style style:name="T90" style:parent-style-name="Policepardéfaut" style:family="text">
      <style:text-properties style:font-name="lucidatypewriter" fo:color="#000000" fo:font-size="10pt" style:font-size-asian="10pt"/>
    </style:style>
    <style:style style:name="T91" style:parent-style-name="Policepardéfaut" style:family="text">
      <style:text-properties style:font-name="lucidatypewriter" fo:color="#000000" fo:font-size="10pt" style:font-size-asian="10pt" fo:language="en" fo:country="US"/>
    </style:style>
    <style:style style:name="P92" style:parent-style-name="Standard" style:family="paragraph">
      <style:text-properties style:font-name="lucidatypewriter" fo:color="#000000" fo:font-size="10pt" style:font-size-asian="10pt" fo:language="en" fo:country="US"/>
    </style:style>
    <style:style style:name="P93" style:parent-style-name="Standard" style:family="paragraph">
      <style:text-properties style:font-name="lucidatypewriter" fo:color="#000000" fo:font-size="10pt" style:font-size-asian="10pt" fo:language="en" fo:country="US"/>
    </style:style>
    <style:style style:name="T94" style:parent-style-name="Policepardéfaut" style:family="text">
      <style:text-properties style:font-name="lucidatypewriter" fo:color="#000000" fo:font-size="10pt" style:font-size-asian="10pt"/>
    </style:style>
    <style:style style:name="T95" style:parent-style-name="Policepardéfaut" style:family="text">
      <style:text-properties style:font-name="lucidatypewriter" fo:color="#000000" fo:font-size="10pt" style:font-size-asian="10pt"/>
    </style:style>
    <style:style style:name="T96" style:parent-style-name="Policepardéfaut" style:family="text">
      <style:text-properties style:font-name="lucidatypewriter" fo:color="#000000" fo:font-size="10pt" style:font-size-asian="10pt"/>
    </style:style>
    <style:style style:name="T97" style:parent-style-name="Policepardéfaut" style:family="text">
      <style:text-properties style:font-name="lucidatypewriter" fo:color="#000000" fo:font-size="10pt" style:font-size-asian="10pt"/>
    </style:style>
    <style:style style:name="P9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100" style:parent-style-name="Policepardéfaut" style:family="text">
      <style:text-properties fo:font-size="14pt" style:font-size-asian="14pt" style:font-size-complex="14pt" fo:language="en" fo:country="US"/>
    </style:style>
    <style:style style:name="T101" style:parent-style-name="Policepardéfaut" style:family="text">
      <style:text-properties fo:font-size="13pt" style:font-size-asian="13pt" style:font-size-complex="13pt"/>
    </style:style>
    <style:style style:name="T102" style:parent-style-name="Policepardéfaut" style:family="text">
      <style:text-properties fo:font-size="13pt" style:font-size-asian="13pt" style:font-size-complex="13pt" fo:language="en" fo:country="US"/>
    </style:style>
    <style:style style:name="P103" style:parent-style-name="Standard" style:family="paragraph">
      <style:text-properties fo:font-size="14pt" style:font-size-asian="14pt" style:font-size-complex="14pt" fo:language="en" fo:country="US"/>
    </style:style>
    <style:style style:name="P104" style:parent-style-name="Standard" style:family="paragraph">
      <style:text-properties fo:font-size="14pt" style:font-size-asian="14pt" style:font-size-complex="14pt" fo:language="en" fo:country="US"/>
    </style:style>
    <style:style style:name="P105" style:parent-style-name="Standard" style:family="paragraph">
      <style:text-properties fo:font-size="14pt" style:font-size-asian="14pt" style:font-size-complex="14pt" fo:language="en" fo:country="US"/>
    </style:style>
    <style:style style:name="P106" style:parent-style-name="Standard" style:family="paragraph">
      <style:text-properties fo:font-size="14pt" style:font-size-asian="14pt" style:font-size-complex="14pt"/>
    </style:style>
    <style:style style:name="T107" style:parent-style-name="Policepardéfaut" style:family="text">
      <style:text-properties fo:font-size="10pt" style:font-size-asian="10pt" style:font-size-complex="10pt"/>
    </style:style>
    <style:style style:name="T108" style:parent-style-name="Policepardéfaut" style:family="text">
      <style:text-properties fo:font-size="10pt" style:font-size-asian="10pt" style:font-size-complex="10pt" fo:language="en" fo:country="US"/>
    </style:style>
    <style:style style:name="T109" style:parent-style-name="Policepardéfaut" style:family="text">
      <style:text-properties fo:font-size="10pt" style:font-size-asian="10pt" style:font-size-complex="10pt" fo:language="en" fo:country="US"/>
    </style:style>
    <style:style style:name="P110" style:parent-style-name="Standard" style:family="paragraph">
      <style:text-properties fo:font-size="10pt" style:font-size-asian="10pt" style:font-size-complex="10pt" fo:language="en" fo:country="US"/>
    </style:style>
    <style:style style:name="P111" style:parent-style-name="Standard" style:family="paragraph">
      <style:text-properties fo:font-size="13pt" style:font-size-asian="13pt" style:font-size-complex="13pt" fo:language="en" fo:country="US"/>
    </style:style>
    <style:style style:name="P112" style:parent-style-name="Standard" style:family="paragraph">
      <style:text-properties fo:font-size="13pt" style:font-size-asian="13pt" style:font-size-complex="13pt" fo:language="en" fo:country="US"/>
    </style:style>
    <style:style style:name="P113" style:parent-style-name="Standard" style:family="paragraph">
      <style:text-properties fo:font-size="13pt" style:font-size-asian="13pt" style:font-size-complex="13pt" fo:language="en" fo:country="US"/>
    </style:style>
  </office:automatic-styles>
  <office:body>
    <office:text text:use-soft-page-breaks="true">
      <text:p text:style-name="P1">Ville</text:p>
      <text:p text:style-name="Standard">Arnaud</text:p>
      <text:p text:style-name="Standard"/>
      <text:p text:style-name="P2"/>
      <text:p text:style-name="P3">Projet : Modulation de Fréquence</text:p>
      <text:p text:style-name="P4">Compte-Rendu</text:p>
      <text:p text:style-name="P5"/>
      <text:p text:style-name="P6"/>
      <text:p text:style-name="P7">I/ Cahier des charges et bureau d’études</text:p>
      <text:p text:style-name="P8">1) Le signal modulé est de la forme xm(t)=Acos(2π.fp.t+∆f/fm . sin(wm.t)).</text:p>
      <text:p text:style-name="P9">Or ici on a<text:s/>xm(t)=cos(2π.Fm.t+k.am/v0 . sin(2π.v0.t)).</text:p>
      <text:p text:style-name="P10">Ainsi par identification on a μm=∆f/fm=k.am/v0.</text:p>
      <text:p text:style-name="P11"/>
      <text:p text:style-name="P12">2) Par définition : νm(t)=fp+k.sm(t) avec fp la fréquence de la porteuse et k la sensibilité du modulateur.</text:p>
      <text:p text:style-name="P13">On a<text:s/>fp=Fm.</text:p>
      <text:p text:style-name="P14">Ainsi : <text:s/>νm(t)=Fm+k.am.sin(2π.v0.t)</text:p>
      <text:p text:style-name="P15"/>
      <text:p text:style-name="P16">3) La bande passante B se divise en M parties égales pour transmettre chaque signal modulé. Ainsi, soit Bu la largueur de la bande nécessaire à la transmission d’un signal modulé en fréquence, on a : Bu=B/M,</text:p>
      <text:p text:style-name="Standard"><text:span text:style-name="T17">De plus on a Bu=2( μm+1)*v0 d’où <text:s/>μ</text:span><text:span text:style-name="T18">max</text:span><text:span text:style-name="T19">=Bu/(2v0</text:span><text:span text:style-name="T20">)</text:span><text:span text:style-name="T21"><text:s/>-1 = B/(2.M.v0</text:span><text:span text:style-name="T22">) -1</text:span></text:p>
      <text:p text:style-name="P23"/>
      <text:p text:style-name="Standard"><text:span text:style-name="T24">4) On déduit de la question précédente : k</text:span><text:span text:style-name="T25">max</text:span><text:span text:style-name="T26">= μ</text:span><text:span text:style-name="T27">max</text:span><text:span text:style-name="T28">.v0/a</text:span><text:span text:style-name="T29">m</text:span><text:span text:style-name="T30"><text:s/>= (B/2.M.v0 -1).v0/a</text:span><text:span text:style-name="T31">m<text:s/></text:span><text:span text:style-name="T32">= (B/2.M - v0)/a</text:span><text:span text:style-name="T33">m</text:span></text:p>
      <text:p text:style-name="P34"/>
      <text:p text:style-name="P35">5) L’avantage ici de la modulation de fréquence par rapport à une modulation d’amplitude est que le signal modulé ne sera pas modifié par le bruit de forte amplitude car on va seulement effectuer une variation de fréquence.<text:s/>Le signal modulé sera donc insensible au bruit.</text:p>
      <text:p text:style-name="P36"/>
      <text:p text:style-name="P37">6) D’après le<text:s/>théorème<text:s/>de<text:s/>Shannon-Nyquist, la fréquence d’échantillonnage doit être supérieure ou égale à deux fois la borne supérieure de la bande passante du signal.</text:p>
      <text:p text:style-name="P38">Ainsi, en prenant Fe=2.B, on évite le repli spectral.</text:p>
      <text:p text:style-name="P39"/>
      <text:p text:style-name="P40">II/ Mise en œuvre</text:p>
      <text:p text:style-name="P41">7) On a 4 fréquences différentes de porteuses pour une bande passante de 48 kHz.</text:p>
      <text:p text:style-name="P42">Ainsi, en prenant F1=12<text:s/>kHz, F2=24 kHz, F3=36 kHz et F4= 48 kHz, la bande passante utile est partagée équitablement entre les porteuses. On a donc Bu=12 kHz.</text:p>
      <text:p text:style-name="Standard"><text:span text:style-name="T43">De plus : k</text:span><text:span text:style-name="T44">max</text:span><text:span text:style-name="T45">= (48/2*4*12 –<text:s/></text:span><text:span text:style-name="T46">1).500.10</text:span><text:span text:style-name="T47">-3</text:span><text:span text:style-name="T48">/1 = 5500 Hz/V</text:span><text:span text:style-name="T49"><text:s/>(on prend am=1 V)</text:span></text:p>
      <text:p text:style-name="Standard"><text:span text:style-name="T50"><text:tab/><text:s text:c="5"/>μ</text:span><text:span text:style-name="T51">max</text:span><text:span text:style-name="T52">=11</text:span></text:p>
      <text:p text:style-name="P53"/>
      <text:p text:style-name="Standard"><text:span text:style-name="T54">8)<text:s/></text:span><text:span text:style-name="T55">function</text:span><text:span text:style-name="T56"><text:s/>[xm,t,Xm,f]=fonction(fm,am,v0,B,M,T)</text:span></text:p>
      <text:p text:style-name="Standard"><text:span text:style-name="T57"><text:s text:c="2"/></text:span><text:span text:style-name="T58"><text:s text:c="2"/>k=5500</text:span></text:p>
      <text:p text:style-name="Standard"><text:span text:style-name="T59"><text:s text:c="4"/>dt=0.01;</text:span></text:p>
      <text:p text:style-name="Standard"><text:span text:style-name="T60"><text:s text:c="4"/>t=0:dt:T-dt;</text:span></text:p>
      <text:p text:style-name="Standard"><text:span text:style-name="T61"><text:s text:c="4"/>xm=cos(2*pi*fm*t + k*am/v0 <text:s/>*sin(2*pi*v0*t));</text:span></text:p>
      <text:p text:style-name="Standard"><text:span text:style-name="T62"><text:s text:c="4"/>vm=</text:span><text:span text:style-name="T63">2*pi*fm*t + k*am/v0 * sin(2*pi*v0*t)</text:span></text:p>
      <text:p text:style-name="P64"><text:s text:c="3"/>vm2= fm+k*am*sin(2*pi*v0*t)</text:p>
      <text:soft-page-break/>
      <text:p text:style-name="Standard"><text:span text:style-name="T65"><text:s text:c="4"/></text:span><text:span text:style-name="T66">[Xm,f]=TransFourier(xm,t);</text:span></text:p>
      <text:p text:style-name="Standard"><text:span text:style-name="T67"><text:s text:c="4"/></text:span><text:span text:style-name="T68">subplot(2,2,1)</text:span></text:p>
      <text:p text:style-name="Standard"><text:span text:style-name="T69"><text:s text:c="4"/>plot(t,xm)</text:span></text:p>
      <text:p text:style-name="Standard"><text:span text:style-name="T70"><text:s text:c="4"/>legend(</text:span><text:span text:style-name="T71">'signal xm(t)'</text:span><text:span text:style-name="T72">)</text:span></text:p>
      <text:p text:style-name="Standard"><text:span text:style-name="T73"><text:s text:c="4"/>subplot(2,2,2)</text:span></text:p>
      <text:p text:style-name="Standard"><text:span text:style-name="T74"><text:s text:c="4"/>plot(t,vm)</text:span></text:p>
      <text:p text:style-name="Standard"><text:span text:style-name="T75"><text:s text:c="4"/>hold<text:s/></text:span><text:span text:style-name="T76">on</text:span><text:span text:style-name="T77">;</text:span></text:p>
      <text:p text:style-name="Standard"><text:span text:style-name="T78"><text:s text:c="4"/></text:span><text:span text:style-name="T79">plot(t,</text:span><text:span text:style-name="T80">vm2)</text:span></text:p>
      <text:p text:style-name="Standard"><text:span text:style-name="T81"><text:s text:c="4"/>legend(</text:span><text:span text:style-name="T82">'frÃ©quence instantannÃ©e estimÃ©e'</text:span><text:span text:style-name="T83">,</text:span><text:span text:style-name="T84">'frÃ©quence instannÃ©e thÃ©orique'</text:span><text:span text:style-name="T85">)</text:span></text:p>
      <text:p text:style-name="Standard"><text:span text:style-name="T86"><text:s text:c="4"/>subplot(2,2,3)</text:span></text:p>
      <text:p text:style-name="P87"><text:s text:c="4"/>plot(f,Xm)</text:p>
      <text:p text:style-name="Standard"><text:span text:style-name="T88"><text:s text:c="4"/>legend(‘transformée de Fourier de<text:s/></text:span><text:span text:style-name="T89">xm(t)’)</text:span></text:p>
      <text:p text:style-name="Standard"><text:span text:style-name="T90"><text:s text:c="4"/></text:span><text:span text:style-name="T91">subplot(2,2,4)</text:span></text:p>
      <text:p text:style-name="P92"><text:s text:c="4"/>plot(f,Xm)</text:p>
      <text:p text:style-name="P93"><text:s text:c="4"/>xlim([-B B])</text:p>
      <text:p text:style-name="Standard"><text:span text:style-name="T94"><text:s text:c="4"/>legend(‘zoom sur la bande<text:s/></text:span><text:span text:style-name="T95">passante utile de Xm(f)’)</text:span></text:p>
      <text:p text:style-name="Standard"><text:span text:style-name="T96"><text:s text:c="4"/></text:span><text:span text:style-name="T97">end</text:span></text:p>
      <text:p text:style-name="P98"/>
      <text:p text:style-name="P99"/>
      <text:p text:style-name="Standard"><text:span text:style-name="T100">9) amplitude d’un pic= Jn(</text:span><text:span text:style-name="T101">μ</text:span><text:span text:style-name="T102">)</text:span></text:p>
      <text:p text:style-name="P103"/>
      <text:p text:style-name="P104">10)</text:p>
      <text:p text:style-name="P105">X=0</text:p>
      <text:p text:style-name="P106">[xm1,t,Xm1,f]=function(12000,1,500,48000,4,</text:p>
      <text:p text:style-name="Standard"><text:span text:style-name="T107"><text:s text:c="4"/></text:span><text:span text:style-name="T108">for<text:s/></text:span><text:span text:style-name="T109">i=1:4</text:span></text:p>
      <text:p text:style-name="P110"><text:s text:c="7"/>X=X+</text:p>
      <text:p text:style-name="P111"><text:s text:c="4"/></text:p>
      <text:p text:style-name="P112"/>
      <text:p text:style-name="P1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11 6 4 2 2 2 2 2 4"/>
    <style:font-face style:name="Noto Sans CJK SC" svg:font-family="Noto Sans CJK SC" style:font-family-generic="system" style:font-pitch="variable" svg:panose-1="2 11 6 4 2 2 2 2 2 4"/>
    <style:font-face style:name="Lohit Devanagari" svg:font-family="Lohit Devanagari" style:font-family-generic="system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lucidatypewriter" svg:font-family="lucidatypewriter" style:font-family-generic="roman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aud Ville</dc:creator>
    <meta:creation-date>2021-01-15T08:16:00Z</meta:creation-date>
    <dc:date>2021-01-18T23:23:00Z</dc:date>
    <meta:template xlink:href="Normal.dotm" xlink:type="simple"/>
    <meta:editing-cycles>4</meta:editing-cycles>
    <meta:editing-duration>PT2880S</meta:editing-duration>
    <meta:document-statistic meta:page-count="2" meta:paragraph-count="4" meta:word-count="372" meta:character-count="2417" meta:row-count="17" meta:non-whitespace-character-count="2049"/>
  </office:meta>
</office:document-meta>
</file>